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background-color="transparent" fo:font-family="Nimbus Sans L" fo:font-size="13.000000000000000pt" fo:font-style="normal" fo:font-variant="normal" fo:font-weight="bold" fo:text-transform="none" style:font-family-generic="roman" style:font-pitch="variable" style:text-line-through-style="none" style:text-line-through-type="none" style:text-underline-color="font-color" style:text-underline-style="none" style:text-underline-type="none"/>
    </style:style>
    <style:style style:name="T2" style:family="text">
      <style:text-properties fo:background-color="transparent" fo:font-family="Nimbus Sans L" fo:font-size="13.000000000000000pt" fo:font-style="normal" fo:font-variant="normal" fo:font-weight="normal" fo:text-transform="none" style:font-family-generic="roman" style:font-pitch="variable" style:text-line-through-style="none" style:text-line-through-type="none" style:text-underline-color="font-color" style:text-underline-style="none" style:text-underline-type="none"/>
    </style:style>
    <style:style style:name="P1" style:family="paragraph">
      <style:paragraph-properties fo:text-align="center" style:font-independent-line-spacing="false" style:line-break="strict" style:punctuation-wrap="simple" style:text-autospace="ideograph-alpha" style:writing-mode="lr"/>
      <style:text-properties fo:country="US" fo:font-family="Nimbus Roman No9 L" fo:font-size="24.000000000000000pt" fo:language="en" style:font-family-generic="roman" style:font-pitch="variable" style:use-window-font-color="true"/>
    </style:style>
    <style:style style:name="P2" style:family="paragraph">
      <style:paragraph-properties style:font-independent-line-spacing="false" style:line-break="strict" style:punctuation-wrap="simple" style:text-autospace="ideograph-alpha" style:writing-mode="lr"/>
      <style:text-properties fo:country="US" fo:font-family="Nimbus Roman No9 L" fo:font-size="24.000000000000000pt" fo:language="en" style:font-family-generic="roman" style:font-pitch="variable" style:use-window-font-color="true"/>
    </style:style>
    <style:style style:name="P3" style:family="paragraph">
      <style:paragraph-properties fo:text-align="left" style:font-independent-line-spacing="false" style:line-break="strict" style:punctuation-wrap="simple" style:text-autospace="ideograph-alpha" style:writing-mode="lr"/>
      <style:text-properties fo:country="US" fo:font-family="Nimbus Roman No9 L" fo:font-size="24.000000000000000pt" fo:language="en" style:font-family-generic="roman" style:font-pitch="variable" style:use-window-font-color="true"/>
    </style:style>
    <style:style style:name="gr1" style:family="graphic">
      <style:graphic-properties draw:fill="solid" draw:fill-color="#ffc4c2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2" style:family="graphic">
      <style:graphic-properties draw:fill="solid" draw:fill-color="#ffe8c2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3" style:family="graphic">
      <style:graphic-properties draw:fill="solid" draw:fill-color="#c2ffff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4" style:family="graphic">
      <style:graphic-properties draw:fill="none" draw:stroke="none" fo:margin="0.000000000000000pt" style:wrap="biggest" style:wrap-contour="false" style:wrap-dynamic-threshold="0.000000000000000pt"/>
    </style:style>
    <style:style style:name="gr5" style:family="graphic">
      <style:graphic-properties draw:fill="solid" draw:fill-color="#ffffff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6" style:family="graphic">
      <style:graphic-properties draw:auto-grow-height="false" draw:auto-grow-width="true" draw:fill="none" draw:stroke="none" draw:textarea-vertical-align="middle" fo:margin="0.000000000000000pt" fo:padding="0.000000000000000pt" style:wrap="biggest" style:wrap-contour="false" style:wrap-dynamic-threshold="0.000000000000000pt"/>
      <style:paragraph-properties style:font-independent-line-spacing="false" style:line-break="strict" style:punctuation-wrap="simple" style:text-autospace="ideograph-alpha" style:writing-mode="lr"/>
      <style:text-properties fo:country="US" fo:font-family="Nimbus Roman No9 L" fo:font-size="24.000000000000000pt" fo:language="en" style:font-family-generic="roman" style:font-pitch="variable" style:use-window-font-color="true"/>
    </style:style>
    <style:style style:name="gr7" style:family="graphic">
      <style:graphic-properties draw:fill="none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dp2" style:family="drawing-page"/>
  </office:automatic-styles>
  <office:body>
    <office:drawing>
      <draw:page draw:name="page1" draw:id="page1" xml:id="page1" draw:master-page-name="Default1" draw:style-name="dp2">
        <draw:layer-set>
          <draw:layer draw:name=""/>
        </draw:layer-set>
        <draw:rect draw:style-name="gr1" xml:id="shape-1" draw:id="shape-1" draw:layer="" svg:width="139.16897599586pt" svg:height="532.21049450520pt" svg:x="378.21009599739pt" svg:y="71.40000000000pt">
          <draw:glue-point draw:id="4" svg:x="0.50000000000pt" svg:y="0.50000000000pt" draw:align="center"/>
        </draw:rect>
        <draw:rect draw:style-name="gr2" xml:id="shape-2" draw:id="shape-2" draw:layer="" svg:width="139.16897599586pt" svg:height="532.21049450520pt" svg:x="225.21009599739pt" svg:y="71.40000000000pt">
          <draw:glue-point draw:id="4" svg:x="0.50000000000pt" svg:y="0.50000000000pt" draw:align="center"/>
        </draw:rect>
        <draw:rect draw:style-name="gr3" xml:id="shape-3" draw:id="shape-3" draw:layer="" svg:width="139.16897599586pt" svg:height="532.21049450520pt" svg:x="75.21009599739pt" svg:y="71.40000000000pt">
          <draw:glue-point draw:id="4" svg:x="0.50000000000pt" svg:y="0.50000000000pt" draw:align="center"/>
        </draw:rect>
        <draw:g draw:style-name="gr4" xml:id="shape-4" draw:id="shape-4" svg:y="39.76534942000pt">
          <draw:path draw:style-name="gr5" xml:id="shape-5" draw:id="shape-5" draw:layer="" svg:width="97.98721809110pt" svg:height="31.12345348542pt" svg:x="97.60282543119pt" svg:y="42.60000000000pt" svg:viewBox="0 0 98 31" svg:d="M0 0L97.9872 0L97.9872 31.1235L0 31.1235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6" xml:id="shape-6" draw:id="shape-6" draw:layer="" svg:width="78.39489413944pt" svg:height="31.55866723070pt" svg:x="107.40218719862pt" svg:y="42.60000000000pt">
            <draw:text-box>
              <text:p text:style-name="P1"><text:span text:style-name="T1">Coordinator</text:span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g draw:style-name="gr4" xml:id="shape-7" draw:id="shape-7" svg:y="39.98295629264pt">
          <draw:path draw:style-name="gr5" xml:id="shape-8" draw:id="shape-8" draw:layer="" svg:width="97.97441976057pt" svg:height="31.24744530818pt" svg:x="244.70211788860pt" svg:y="42.81760687264pt" svg:viewBox="0 0 98 31" svg:d="M0 0L97.9744 0L97.9744 31.2474L0 31.2474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6" xml:id="shape-9" draw:id="shape-9" draw:layer="" svg:width="78.39489413944pt" svg:height="31.55866723070pt" svg:x="254.50147965603pt" svg:y="42.81760687264pt">
            <draw:text-box>
              <text:p text:style-name="P1"><text:span text:style-name="T1">Client</text:span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g draw:style-name="gr4" xml:id="shape-10" draw:id="shape-10" svg:y="39.92096038126pt">
          <draw:path draw:style-name="gr5" xml:id="shape-11" draw:id="shape-11" draw:layer="" svg:width="97.94882644275pt" svg:height="31.49682008138pt" svg:x="397.36539421670pt" svg:y="42.75561096126pt" svg:viewBox="0 0 98 31" svg:d="M0 0L97.9488 0L97.9488 31.4968L0 31.4968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6" xml:id="shape-12" draw:id="shape-12" draw:layer="" svg:width="78.39489413944pt" svg:height="31.55866723070pt" svg:x="407.16475598413pt" svg:y="42.75561096126pt">
            <draw:text-box>
              <text:p text:style-name="P1"><text:span text:style-name="T1">Application</text:span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g draw:style-name="gr4" xml:id="shape-13" draw:id="shape-13" svg:y="97.82426103683pt">
          <draw:path draw:style-name="gr5" xml:id="shape-14" draw:id="shape-14" draw:layer="" svg:width="86.80186046512pt" svg:height="28.60137931034pt" svg:x="102.09066213273pt" svg:y="100.65891161683pt" svg:viewBox="0 0 87 29" svg:d="M0 0L76.7568 0L86.8019 14.2935L76.7568 28.6014L0 28.6014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6" xml:id="shape-15" draw:id="shape-15" draw:layer="" svg:width="66.46153846154pt" svg:height="28.80000000000pt" svg:x="110.39835444043pt" svg:y="100.65891161683pt">
            <draw:text-box>
              <text:p text:style-name="P1"><text:span text:style-name="T2">Write Job</text:span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g draw:style-name="gr4" xml:id="shape-16" draw:id="shape-16" svg:y="97.36534942000pt">
          <draw:path draw:style-name="gr5" xml:id="shape-17" draw:id="shape-17" draw:layer="" svg:width="100.60039603960pt" svg:height="29.43827757644pt" svg:x="243.45533800597pt" svg:y="100.20000000000pt" svg:viewBox="0 0 101 29" svg:d="M0 0L100.6 0L88.4929 14.7118L100.6 29.4383L0 29.4383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6" xml:id="shape-18" draw:id="shape-18" draw:layer="" svg:width="80.64000000000pt" svg:height="29.71782323366pt" svg:x="253.53533800597pt" svg:y="100.20000000000pt">
            <draw:text-box>
              <text:p text:style-name="P2"><text:span text:style-name="T2">Request Job</text:span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g draw:style-name="gr4" xml:id="shape-19" draw:id="shape-19" svg:y="140.56534942000pt">
          <draw:path draw:style-name="gr5" xml:id="shape-20" draw:id="shape-20" draw:layer="" svg:width="100.60039603960pt" svg:height="43.40093023256pt" svg:x="243.29572693415pt" svg:y="143.40000000000pt" svg:viewBox="0 0 101 43" svg:d="M0 0L100.6 0L100.6 43.4009L0 43.4009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7" xml:id="shape-21" draw:id="shape-21" draw:layer="" svg:width="0.00000000000pt" svg:height="43.20000000000pt" svg:x="253.37572693415pt" svg:y="143.40000000000pt" svg:viewBox="0 0 0 43" svg:d="M0 0L0 43.2" calligra:nodeTypes="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7" xml:id="shape-22" draw:id="shape-22" draw:layer="" svg:width="0.00000000000pt" svg:height="43.20000000000pt" svg:x="334.01572693415pt" svg:y="143.40000000000pt" svg:viewBox="0 0 0 43" svg:d="M0 0L0 43.2" calligra:nodeTypes="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6" xml:id="shape-23" draw:id="shape-23" draw:layer="" svg:width="80.64000000000pt" svg:height="43.20000000000pt" svg:x="253.37572693415pt" svg:y="143.50046511628pt">
            <draw:text-box>
              <text:p text:style-name="P1"><text:span text:style-name="T2">Start Application</text:span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g draw:style-name="gr4" xml:id="shape-24" draw:id="shape-24" svg:y="140.56534942000pt">
          <draw:path draw:style-name="gr5" xml:id="shape-25" draw:id="shape-25" draw:layer="" svg:width="100.20197862954pt" svg:height="43.80556820768pt" svg:x="398.80000000000pt" svg:y="143.40000000000pt" svg:viewBox="0 0 100 44" svg:d="M0 0L100.202 0L100.202 43.8056L0 43.8056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7" xml:id="shape-26" draw:id="shape-26" draw:layer="" svg:width="0.00000000000pt" svg:height="43.20000000000pt" svg:x="408.88000000000pt" svg:y="143.40000000000pt" svg:viewBox="0 0 0 43" svg:d="M0 0L0 43.2" calligra:nodeTypes="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7" xml:id="shape-27" draw:id="shape-27" draw:layer="" svg:width="0.00000000000pt" svg:height="43.20000000000pt" svg:x="489.52000000000pt" svg:y="143.40000000000pt" svg:viewBox="0 0 0 43" svg:d="M0 0L0 43.2" calligra:nodeTypes="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6" xml:id="shape-28" draw:id="shape-28" draw:layer="" svg:width="80.64000000000pt" svg:height="43.20000000000pt" svg:x="408.88000000000pt" svg:y="143.40000000000pt">
            <draw:text-box>
              <text:p text:style-name="P1"><text:span text:style-name="T2">Initialize</text:span></text:p>
              <text:p text:style-name="P1"><text:span text:style-name="T2">Application</text:span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g draw:style-name="gr4" xml:id="shape-29" draw:id="shape-29" svg:y="201.28098107515pt">
          <draw:path draw:style-name="gr5" xml:id="shape-30" draw:id="shape-30" draw:layer="" svg:width="115.40034782609pt" svg:height="28.06583463658pt" svg:x="87.86761378389pt" svg:y="204.11563165515pt" svg:viewBox="0 0 115 28" svg:d="M0 0L115.4 0L101.511 14.0259L115.4 28.0658L0 28.0658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6" xml:id="shape-31" draw:id="shape-31" draw:layer="" svg:width="92.34285714286pt" svg:height="28.80000000000pt" svg:x="99.41047092675pt" svg:y="204.11563165515pt">
            <draw:text-box>
              <text:p text:style-name="P3"><text:span text:style-name="T2">Receive Ready</text:span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g draw:style-name="gr4" xml:id="shape-32" draw:id="shape-32" svg:y="201.24483541998pt">
          <draw:path draw:style-name="gr5" xml:id="shape-33" draw:id="shape-33" draw:layer="" svg:width="100.60039603960pt" svg:height="28.20825828299pt" svg:x="243.45513723074pt" svg:y="204.07948599998pt" svg:viewBox="0 0 101 28" svg:d="M0 0L88.9585 0L100.6 14.097L88.9585 28.2083L0 28.2083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6" xml:id="shape-34" draw:id="shape-34" draw:layer="" svg:width="77.17948717949pt" svg:height="28.80000000000pt" svg:x="253.10257312817pt" svg:y="204.07948599998pt">
            <draw:text-box>
              <text:p text:style-name="P1"><text:span text:style-name="T2">Send Ready</text:span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g draw:style-name="gr4" xml:id="shape-35" draw:id="shape-35" svg:y="296.76400438234pt">
          <draw:path draw:style-name="gr5" xml:id="shape-36" draw:id="shape-36" draw:layer="" svg:width="100.20197862954pt" svg:height="28.41810757586pt" svg:x="95.42144117622pt" svg:y="299.59865496234pt" svg:viewBox="0 0 100 28" svg:d="M0 0L88.6065 0L100.202 14.2019L88.6065 28.4181L0 28.4181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6" xml:id="shape-37" draw:id="shape-37" draw:layer="" svg:width="77.17948717949pt" svg:height="28.80000000000pt" svg:x="105.06887707365pt" svg:y="299.59865496234pt">
            <draw:text-box>
              <text:p text:style-name="P1"><text:span text:style-name="T2">Send Start</text:span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g draw:style-name="gr4" xml:id="shape-38" draw:id="shape-38" svg:y="296.83521620555pt">
          <draw:path draw:style-name="gr5" xml:id="shape-39" draw:id="shape-39" draw:layer="" svg:width="115.80174034027pt" svg:height="28.13178934798pt" svg:x="236.20041653000pt" svg:y="299.66986678555pt" svg:viewBox="0 0 116 28" svg:d="M0 0L115.802 0L101.864 14.0589L115.802 28.1318L0 28.1318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6" xml:id="shape-40" draw:id="shape-40" draw:layer="" svg:width="92.34285714286pt" svg:height="28.80000000000pt" svg:x="247.74327367286pt" svg:y="299.66986678555pt">
            <draw:text-box>
              <text:p text:style-name="P3"><text:span text:style-name="T2">Receive Start</text:span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g draw:style-name="gr4" xml:id="shape-41" draw:id="shape-41" svg:y="288.96534942000pt">
          <draw:path draw:style-name="gr5" xml:id="shape-42" draw:id="shape-42" draw:layer="" svg:width="100.40438662637pt" svg:height="43.61202724269pt" svg:x="396.25161478221pt" svg:y="291.80000000000pt" svg:viewBox="0 0 100 44" svg:d="M0 0L100.404 0L100.404 43.612L0 43.612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7" xml:id="shape-43" draw:id="shape-43" draw:layer="" svg:width="0.00000000000pt" svg:height="43.20000000000pt" svg:x="406.33161478221pt" svg:y="291.80000000000pt" svg:viewBox="0 0 0 43" svg:d="M0 0L0 43.2" calligra:nodeTypes="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7" xml:id="shape-44" draw:id="shape-44" draw:layer="" svg:width="0.00000000000pt" svg:height="43.20000000000pt" svg:x="486.97161478221pt" svg:y="291.80000000000pt" svg:viewBox="0 0 0 43" svg:d="M0 0L0 43.2" calligra:nodeTypes="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6" xml:id="shape-45" draw:id="shape-45" draw:layer="" svg:width="80.64000000000pt" svg:height="43.20000000000pt" svg:x="406.33161478221pt" svg:y="291.80000000000pt">
            <draw:text-box>
              <text:p text:style-name="P1"><text:span text:style-name="T2">Start</text:span></text:p>
              <text:p text:style-name="P1"><text:span text:style-name="T2">Experiment</text:span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g draw:style-name="gr4" xml:id="shape-46" draw:id="shape-46" svg:y="466.23656124321pt">
          <draw:path draw:style-name="gr5" xml:id="shape-47" draw:id="shape-47" draw:layer="" svg:width="115.80174034027pt" svg:height="28.13178934798pt" svg:x="87.66719725389pt" svg:y="469.07121182321pt" svg:viewBox="0 0 116 28" svg:d="M0 0L115.802 0L101.864 14.0589L115.802 28.1318L0 28.1318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6" xml:id="shape-48" draw:id="shape-48" draw:layer="" svg:width="92.34285714286pt" svg:height="28.80000000000pt" svg:x="99.21005439675pt" svg:y="469.07121182321pt">
            <draw:text-box>
              <text:p text:style-name="P3"><text:span text:style-name="T2">Receive Done</text:span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g draw:style-name="gr4" xml:id="shape-49" draw:id="shape-49" svg:y="466.16534942000pt">
          <draw:path draw:style-name="gr5" xml:id="shape-50" draw:id="shape-50" draw:layer="" svg:width="100.20197862954pt" svg:height="28.41810757586pt" svg:x="243.55755071953pt" svg:y="469.00000000000pt" svg:viewBox="0 0 100 28" svg:d="M0 0L88.6065 0L100.202 14.2019L88.6065 28.4181L0 28.4181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6" xml:id="shape-51" draw:id="shape-51" draw:layer="" svg:width="77.17948717949pt" svg:height="28.80000000000pt" svg:x="253.20498661696pt" svg:y="469.00000000000pt">
            <draw:text-box>
              <text:p text:style-name="P1"><text:span text:style-name="T2">Send Done</text:span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g draw:style-name="gr4" xml:id="shape-52" draw:id="shape-52" svg:y="404.16534942000pt">
          <draw:path draw:style-name="gr5" xml:id="shape-53" draw:id="shape-53" draw:layer="" svg:width="100.81002034834pt" svg:height="43.22744845700pt" svg:x="396.15041078380pt" svg:y="407.00000000000pt" svg:viewBox="0 0 101 43" svg:d="M0 0L100.81 0L100.81 43.2274L0 43.2274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7" xml:id="shape-54" draw:id="shape-54" draw:layer="" svg:width="0.00000000000pt" svg:height="43.20000000000pt" svg:x="406.23041078380pt" svg:y="407.00000000000pt" svg:viewBox="0 0 0 43" svg:d="M0 0L0 43.2" calligra:nodeTypes="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7" xml:id="shape-55" draw:id="shape-55" draw:layer="" svg:width="0.00000000000pt" svg:height="43.20000000000pt" svg:x="486.87041078380pt" svg:y="407.00000000000pt" svg:viewBox="0 0 0 43" svg:d="M0 0L0 43.2" calligra:nodeTypes="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6" xml:id="shape-56" draw:id="shape-56" draw:layer="" svg:width="80.64000000000pt" svg:height="43.20000000000pt" svg:x="406.23041078380pt" svg:y="407.00000000000pt">
            <draw:text-box>
              <text:p text:style-name="P1"><text:span text:style-name="T2">Finish</text:span></text:p>
              <text:p text:style-name="P1"><text:span text:style-name="T2">Experiment</text:span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g draw:style-name="gr4" xml:id="shape-57" draw:id="shape-57" svg:y="411.90546836736pt">
          <draw:path draw:style-name="gr5" xml:id="shape-58" draw:id="shape-58" draw:layer="" svg:width="115.60407874900pt" svg:height="28.26420969927pt" svg:x="236.00000000000pt" svg:y="414.74011894736pt" svg:viewBox="0 0 116 28" svg:d="M0 0L115.604 0L101.69 14.1251L115.604 28.2642L0 28.2642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6" xml:id="shape-59" draw:id="shape-59" draw:layer="" svg:width="92.34285714286pt" svg:height="28.80000000000pt" svg:x="247.54285714286pt" svg:y="414.74011894736pt">
            <draw:text-box>
              <text:p text:style-name="P3"><text:span text:style-name="T2">Receive Done</text:span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g draw:style-name="gr4" xml:id="shape-60" draw:id="shape-60" svg:y="518.76534942000pt">
          <draw:path draw:style-name="gr5" xml:id="shape-61" draw:id="shape-61" draw:layer="" svg:width="115.60407874900pt" svg:height="28.26420969927pt" svg:x="87.76444521117pt" svg:y="521.60000000000pt" svg:viewBox="0 0 116 28" svg:d="M0 0L115.604 0L101.69 14.1251L115.604 28.2642L0 28.2642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6" xml:id="shape-62" draw:id="shape-62" draw:layer="" svg:width="92.34285714286pt" svg:height="28.80000000000pt" svg:x="99.30730235403pt" svg:y="521.60000000000pt">
            <draw:text-box>
              <text:p text:style-name="P3"><text:span text:style-name="T2">Receive Data</text:span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g draw:style-name="gr4" xml:id="shape-63" draw:id="shape-63" svg:y="354.16230925341pt">
          <draw:path draw:style-name="gr5" xml:id="shape-64" draw:id="shape-64" draw:layer="" svg:width="100.60039603960pt" svg:height="28.84245081791pt" svg:x="243.45654179491pt" svg:y="356.99695983341pt" svg:viewBox="0 0 101 29" svg:d="M0 0L88.9589 0L100.6 14.414L88.9589 28.8425L0 28.8425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6" xml:id="shape-65" draw:id="shape-65" draw:layer="" svg:width="77.64010665353pt" svg:height="28.80000000000pt" svg:x="253.16155512660pt" svg:y="356.99695983341pt">
            <draw:text-box>
              <text:p text:style-name="P1"><text:span text:style-name="T2">Send Data</text:span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g draw:style-name="gr4" xml:id="shape-66" draw:id="shape-66" svg:y="346.56534942000pt">
          <draw:path draw:style-name="gr5" xml:id="shape-67" draw:id="shape-67" draw:layer="" svg:width="100.81002034834pt" svg:height="43.22744845700pt" svg:x="396.15041078380pt" svg:y="349.40000000000pt" svg:viewBox="0 0 101 43" svg:d="M0 0L100.81 0L100.81 43.2274L0 43.2274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7" xml:id="shape-68" draw:id="shape-68" draw:layer="" svg:width="0.00000000000pt" svg:height="43.20000000000pt" svg:x="406.23041078380pt" svg:y="349.40000000000pt" svg:viewBox="0 0 0 43" svg:d="M0 0L0 43.2" calligra:nodeTypes="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7" xml:id="shape-69" draw:id="shape-69" draw:layer="" svg:width="0.00000000000pt" svg:height="43.20000000000pt" svg:x="486.87041078380pt" svg:y="349.40000000000pt" svg:viewBox="0 0 0 43" svg:d="M0 0L0 43.2" calligra:nodeTypes="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6" xml:id="shape-70" draw:id="shape-70" draw:layer="" svg:width="80.64000000000pt" svg:height="43.20000000000pt" svg:x="406.23041078380pt" svg:y="349.40000000000pt">
            <draw:text-box>
              <text:p text:style-name="P1"><text:span text:style-name="T2">Output</text:span></text:p>
              <text:p text:style-name="P1"><text:span text:style-name="T2">Data</text:span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g draw:style-name="gr4" xml:id="shape-71" draw:id="shape-71" svg:y="563.77001986057pt">
          <draw:path draw:style-name="gr5" xml:id="shape-72" draw:id="shape-72" draw:layer="" svg:width="100.40438662637pt" svg:height="28.84245081791pt" svg:x="95.31744452878pt" svg:y="566.60467044057pt" svg:viewBox="0 0 100 29" svg:d="M0 0L88.7855 0L100.404 14.414L88.7855 28.8425L0 28.8425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6" xml:id="shape-73" draw:id="shape-73" draw:layer="" svg:width="77.17948717949pt" svg:height="28.80000000000pt" svg:x="104.96488042621pt" svg:y="566.60467044057pt">
            <draw:text-box>
              <text:p text:style-name="P1"><text:span text:style-name="T2">Send Stop</text:span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g draw:style-name="gr4" xml:id="shape-74" draw:id="shape-74" svg:y="563.84696879887pt">
          <draw:path draw:style-name="gr5" xml:id="shape-75" draw:id="shape-75" draw:layer="" svg:width="115.20943034224pt" svg:height="28.53090270650pt" svg:x="236.09724795728pt" svg:y="566.68161937887pt" svg:viewBox="0 0 115 29" svg:d="M0 0L115.209 0L101.343 14.2584L115.209 28.5309L0 28.5309Z" calligra:nodeTypes="cccc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6" xml:id="shape-76" draw:id="shape-76" draw:layer="" svg:width="92.34285714286pt" svg:height="28.80000000000pt" svg:x="247.64010510014pt" svg:y="566.68161937887pt">
            <draw:text-box>
              <text:p text:style-name="P3"><text:span text:style-name="T2">Receive Stop</text:span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g draw:style-name="gr4" xml:id="shape-77" draw:id="shape-77" svg:y="554.36534942000pt">
          <draw:path draw:style-name="gr5" xml:id="shape-78" draw:id="shape-78" draw:layer="" svg:width="100.62037773580pt" svg:height="43.45605128907pt" svg:x="395.94759392282pt" svg:y="557.20000000000pt" svg:viewBox="0 0 101 43" svg:d="M0 0L100.62 0L100.62 43.4561L0 43.4561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7" xml:id="shape-79" draw:id="shape-79" draw:layer="" svg:width="0.00000000000pt" svg:height="43.20000000000pt" svg:x="406.02759392282pt" svg:y="557.20000000000pt" svg:viewBox="0 0 0 43" svg:d="M0 0L0 43.2" calligra:nodeTypes="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7" xml:id="shape-80" draw:id="shape-80" draw:layer="" svg:width="0.00000000000pt" svg:height="43.20000000000pt" svg:x="486.66759392282pt" svg:y="557.20000000000pt" svg:viewBox="0 0 0 43" svg:d="M0 0L0 43.2" calligra:nodeTypes="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6" xml:id="shape-81" draw:id="shape-81" draw:layer="" svg:width="80.64000000000pt" svg:height="43.20000000000pt" svg:x="406.02759392282pt" svg:y="557.20000000000pt">
            <draw:text-box>
              <text:p text:style-name="P1"><text:span text:style-name="T2">Stop</text:span></text:p>
              <text:p text:style-name="P1"><text:span text:style-name="T2">Application</text:span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g draw:style-name="gr4" xml:id="shape-82" draw:id="shape-82" svg:y="282.96534942000pt">
          <draw:path draw:style-name="gr5" xml:id="shape-83" draw:id="shape-83" draw:layer="" svg:width="100.81002034834pt" svg:height="43.22744845700pt" svg:x="94.95791401387pt" svg:y="243.31853349020pt" svg:viewBox="0 0 101 43" svg:d="M0 0L100.81 0L100.81 43.2274L0 43.2274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7" xml:id="shape-84" draw:id="shape-84" draw:layer="" svg:width="0.00000000000pt" svg:height="43.20000000000pt" svg:x="105.03791401387pt" svg:y="243.31853349020pt" svg:viewBox="0 0 0 43" svg:d="M0 0L0 43.2" calligra:nodeTypes="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7" xml:id="shape-85" draw:id="shape-85" draw:layer="" svg:width="0.00000000000pt" svg:height="43.20000000000pt" svg:x="185.67791401387pt" svg:y="243.31853349020pt" svg:viewBox="0 0 0 43" svg:d="M0 0L0 43.2" calligra:nodeTypes="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6" xml:id="shape-86" draw:id="shape-86" draw:layer="" svg:width="80.64000000000pt" svg:height="43.20000000000pt" svg:x="105.03791401387pt" svg:y="243.31853349020pt">
            <draw:text-box>
              <text:p text:style-name="P1"><text:span text:style-name="T2">Start</text:span></text:p>
              <text:p text:style-name="P1"><text:span text:style-name="T2">Emulator</text:span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text:notes-configuration text:note-class="footnote" text:start-value="1" style:num-format="1" text:start-numbering-at="document" text:footnotes-position="page"/>
    <text:notes-configuration text:note-class="endnote" text:start-value="1" style:num-format="1" text:start-numbering-at="document" text:footnotes-position="page"/>
    <text:bibliography-configuration text:prefix="[" text:suffix="]" text:numbered-entries="false" text:sort-by-position="true"/>
  </office:styles>
  <office:automatic-styles>
    <style:style style:name="dp1" style:family="drawing-page"/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28.346505799999999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empty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6.2</meta:generator>
    <dc:title/>
    <meta:initial-creator>Unknown</meta:initial-creator>
    <meta:editing-cycles>7</meta:editing-cycles>
    <dc:date>2013-07-05T12:00:21</dc:date>
    <meta:creation-date>2013-07-05T10:41:22</meta:creation-date>
    <dc:creator>Justin</dc:creator>
  </office:meta>
</office:document-meta>
</file>